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A400000034F941CE7B45C0D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au1" style:family="table">
      <style:table-properties style:width="17.692cm" fo:margin-left="0cm" fo:margin-right="0.007cm" fo:break-before="auto" fo:break-after="auto" table:align="margins"/>
    </style:style>
    <style:style style:name="Tableau1.A" style:family="table-column">
      <style:table-column-properties style:column-width="3.182cm" style:rel-column-width="11790*"/>
    </style:style>
    <style:style style:name="Tableau1.B" style:family="table-column">
      <style:table-column-properties style:column-width="2.515cm" style:rel-column-width="9317*"/>
    </style:style>
    <style:style style:name="Tableau1.C" style:family="table-column">
      <style:table-column-properties style:column-width="9.506cm" style:rel-column-width="35213*"/>
    </style:style>
    <style:style style:name="Tableau1.D" style:family="table-column">
      <style:table-column-properties style:column-width="2.487cm" style:rel-column-width="921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2cm" fo:margin-left="0cm" fo:margin-right="0.007cm" fo:break-before="auto" fo:break-after="auto" table:align="margins"/>
    </style:style>
    <style:style style:name="Tableau2.A" style:family="table-column">
      <style:table-column-properties style:column-width="2.357cm" style:rel-column-width="8730*"/>
    </style:style>
    <style:style style:name="Tableau2.B" style:family="table-column">
      <style:table-column-properties style:column-width="15.335cm" style:rel-column-width="5680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master-page-name="">
      <style:paragraph-properties style:page-number="auto" fo:break-before="auto" fo:break-after="auto"/>
      <style:text-properties fo:font-size="28pt" style:font-size-asian="28pt" style:font-size-complex="28pt"/>
    </style:style>
    <style:style style:name="P10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Heading_20_3">
      <style:text-properties officeooo:rsid="001ca8af"/>
    </style:style>
    <style:style style:name="P15" style:family="paragraph" style:parent-style-name="Heading_20_3">
      <style:text-properties officeooo:rsid="0027b8a0"/>
    </style:style>
    <style:style style:name="P16" style:family="paragraph" style:parent-style-name="Heading_20_3">
      <style:text-properties fo:font-style="normal"/>
    </style:style>
    <style:style style:name="P17" style:family="paragraph" style:parent-style-name="Heading_20_2">
      <style:text-properties fo:font-size="28pt" style:font-size-asian="28pt" style:font-size-complex="28pt"/>
    </style:style>
    <style:style style:name="P18" style:family="paragraph" style:parent-style-name="Heading_20_2">
      <style:text-properties fo:font-size="9pt" style:font-size-asian="9pt" style:font-size-complex="9pt"/>
    </style:style>
    <style:style style:name="P19" style:family="paragraph" style:parent-style-name="Heading_20_2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9pt" style:text-underline-style="none" style:font-size-asian="9pt" style:font-size-complex="9pt"/>
    </style:style>
    <style:style style:name="P20" style:family="paragraph" style:parent-style-name="Heading_20_1" style:master-page-name="">
      <style:paragraph-properties style:page-number="auto" fo:break-before="auto" fo:break-after="auto"/>
    </style:style>
    <style:style style:name="P21" style:family="paragraph" style:parent-style-name="Text_20_body" style:list-style-name=""/>
    <style:style style:name="P22" style:family="paragraph" style:parent-style-name="Text_20_body">
      <style:text-properties officeooo:rsid="002ebac3" officeooo:paragraph-rsid="002ebac3"/>
    </style:style>
    <style:style style:name="P23" style:family="paragraph" style:parent-style-name="Text_20_body">
      <style:text-properties officeooo:paragraph-rsid="00305bad"/>
    </style:style>
    <style:style style:name="T1" style:family="text">
      <style:text-properties fo:font-weight="bold"/>
    </style:style>
    <style:style style:name="T2" style:family="text">
      <style:text-properties officeooo:rsid="001758c0"/>
    </style:style>
    <style:style style:name="T3" style:family="text">
      <style:text-properties officeooo:rsid="0018f9fe"/>
    </style:style>
    <style:style style:name="T4" style:family="text">
      <style:text-properties officeooo:rsid="00234375"/>
    </style:style>
    <style:style style:name="T5" style:family="text">
      <style:text-properties officeooo:rsid="0024beb6"/>
    </style:style>
    <style:style style:name="T6" style:family="text">
      <style:text-properties officeooo:rsid="00262e61"/>
    </style:style>
    <style:style style:name="T7" style:family="text">
      <style:text-properties officeooo:rsid="0029449f"/>
    </style:style>
    <style:style style:name="T8" style:family="text">
      <style:text-properties officeooo:rsid="002ebac3"/>
    </style:style>
    <style:style style:name="T9" style:family="text">
      <style:text-properties officeooo:rsid="003211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99%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20" text:outline-level="1"><text:title>EXT: Static Taxes</text:title></text:h>
      <text:p text:style-name="P3">Extension Key: <text:span text:style-name="T1">static_info_tables_taxes</text:span></text:p>
      <text:p text:style-name="P3">Copyright 2008-20<text:span text:style-name="T3">19</text:span>, Franz Holzinger &lt;<text:user-defined style:data-style-name="N0" text:name="Email">franz@ttproducts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<text:a xlink:type="simple" xlink:href="http://www.typo3.com/" text:style-name="Internet_20_link" text:visited-style-name="Visited_20_Internet_20_Link">www.typo3.com</text:a></text:p>
      <text:h text:style-name="P17" text:outline-level="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EXT: Static Taxes<text:tab/>1</text:p>
          <text:p text:style-name="P10">Introduction<text:tab/>2</text:p>
          <text:p text:style-name="P11">What does it do?<text:tab/>2</text:p>
          <text:p text:style-name="P11">Requirements<text:tab/>2</text:p>
          <text:p text:style-name="P11">Credits<text:tab/>2</text:p>
          <text:p text:style-name="P11">Support<text:tab/>2</text:p>
          <text:p text:style-name="P10">Users manual<text:tab/>3</text:p>
          <text:p text:style-name="P11">Tables Structure<text:tab/>3</text:p>
          <text:p text:style-name="P12">static_taxes<text:tab/>3</text:p>
          <text:p text:style-name="P12">static_tax_rates<text:tab/>3</text:p>
          <text:p text:style-name="P11">Frontend API<text:tab/>3</text:p>
          <text:p text:style-name="P12">Class inclusion<text:tab/>3</text:p>
          <text:p text:style-name="P12">Class initialization<text:tab/>3</text:p>
          <text:p text:style-name="P12">Applying consumer taxes<text:tab/>3</text:p>
          <text:p text:style-name="P10">Configuration<text:tab/>5</text:p>
          <text:p text:style-name="P11">Installation<text:tab/>5</text:p>
          <text:p text:style-name="P12">TYPO3 6.2<text:tab/>5</text:p>
          <text:p text:style-name="P12">Language Packs<text:tab/>5</text:p>
          <text:p text:style-name="P12">Character encoding<text:tab/>5</text:p>
          <text:p text:style-name="P11">Frontend Configuration<text:tab/>5</text:p>
          <text:p text:style-name="P12">Static Template<text:tab/>5</text:p>
          <text:p text:style-name="P12">TypoScript Reference<text:tab/>5</text:p>
          <text:p text:style-name="P10">Change Log<text:tab/>6</text:p>
        </text:index-body>
      </text:table-of-content>
      <text:p text:style-name="Text_20_body"/>
      <text:h text:style-name="P18" text:outline-level="2"/>
      <text:h text:style-name="Heading_20_1" text:outline-level="1">Introduction</text:h>
      <text:h text:style-name="Heading_20_2" text:outline-level="2">What does it do?</text:h>
      <text:p text:style-name="Text_20_body">Static Info Tables is a collection of database tables which provides data on:</text:p>
      <text:list xml:id="list1651987816" text:style-name="L1">
        <text:list-item>
          <text:p text:style-name="P13">taxes</text:p>
        </text:list-item>
      </text:list>
      <text:p text:style-name="Text_20_body">These tables are static. This is an enhancement to the static_info_tables extension 2.0.8+.</text:p>
      <text:p text:style-name="P23">The API method<text:span text:style-name="T8">s</text:span> <text:span text:style-name="T8">\JambageCom\StaticInfoTablesTaxes\Api::init, \JambageCom\StaticInfoTablesTaxes\Api::applyConsumerTaxes and \JambageCom\StaticInfoTablesTaxes\Api::fetchCountryTaxes shall be used.</text:span></text:p>
      <text:p text:style-name="P22">The basis <text:span text:style-name="T9">website</text:span> is <text:a xlink:type="simple" xlink:href="https://ec.europa.eu/taxation_customs/business/vat/eu-country-specific-information-vat_de" text:style-name="Internet_20_link" text:visited-style-name="Visited_20_Internet_20_Link">https://ec.europa.eu/taxation_customs/business/vat/eu-country-specific-information-vat_de</text:a> </text:p>
      <text:h text:style-name="Heading_20_2" text:outline-level="2">Requirements</text:h>
      <text:p text:style-name="Text_20_body">Versions of extension Static Info Tables (static_info_tables) &gt;<text:span text:style-name="T6">=</text:span> 2.0.<text:span text:style-name="T6">8</text:span> require TYPO3 4.<text:span text:style-name="T2">x or 6.x</text:span>.</text:p>
      <text:h text:style-name="Heading_20_2" text:outline-level="2">Credits</text:h>
      <text:p text:style-name="P5">...</text:p>
      <text:h text:style-name="Heading_20_2" text:outline-level="2">Support</text:h>
      <text:p text:style-name="Text_20_body">You can get support for this extension at <text:a xlink:type="simple" xlink:href="http://jambage.com/index.php?id=162" text:style-name="Internet_20_link" text:visited-style-name="Visited_20_Internet_20_Link">http://jambage.com/index.php?id=162</text:a> .</text:p>
      <text:h text:style-name="P19" text:outline-level="2"/>
      <text:h text:style-name="Heading_20_1" text:outline-level="1">Users manual</text:h>
      <text:p text:style-name="Text_20_body">This manual provides information for developers.</text:p>
      <text:h text:style-name="Heading_20_2" text:outline-level="2">Tables Structure</text:h>
      <text:p text:style-name="P4"/>
      <text:h text:style-name="Heading_20_3" text:outline-level="3">static_taxes</text:h>
      <text:p text:style-name="Preformatted_20_Text"/>
      <text:p text:style-name="Preformatted_20_Text">CREATE TABLE static_taxes (</text:p>
      <text:p text:style-name="Preformatted_20_Text"><text:tab/>uid int(11) unsigned auto_increment,</text:p>
      <text:p text:style-name="Preformatted_20_Text"><text:tab/>pid int(11) unsigned DEFAULT '0',</text:p>
      <text:p text:style-name="Preformatted_20_Text"><text:tab/>starttime int(11) unsigned DEFAULT '0',</text:p>
      <text:p text:style-name="Preformatted_20_Text"><text:tab/>endtime int(11) unsigned DEFAULT '0',</text:p>
      <text:p text:style-name="Preformatted_20_Text"><text:tab/>tx_country_iso_2 char(2) DEFAULT '' NOT NULL,</text:p>
      <text:p text:style-name="Preformatted_20_Text"><text:tab/>tx_country_iso_3 char(3) DEFAULT '' NOT NULL,</text:p>
      <text:p text:style-name="Preformatted_20_Text"><text:tab/>tx_zn_code varchar(45) DEFAULT '',</text:p>
      <text:p text:style-name="Preformatted_20_Text"><text:tab/>tx_name_en varchar(255) DEFAULT 'VAT',</text:p>
      <text:p text:style-name="Preformatted_20_Text"><text:tab/>tx_scope tinyint(3) unsigned DEFAULT '1',</text:p>
      <text:p text:style-name="Preformatted_20_Text"><text:tab/>tx_code varchar(5) DEFAULT '1',</text:p>
      <text:p text:style-name="Preformatted_20_Text"><text:tab/>tx_class tinyint(3) unsigned DEFAULT '3',</text:p>
      <text:p text:style-name="Preformatted_20_Text"><text:tab/>tx_rate_id tinyint(3) unsigned DEFAULT '1',</text:p>
      <text:p text:style-name="Preformatted_20_Text"><text:tab/>tx_rate_uid int(11) DEFAULT '0' NOT NULL,</text:p>
      <text:p text:style-name="Preformatted_20_Text"><text:tab/>tx_priority tinyint(3) unsigned DEFAULT '0',</text:p>
      <text:p text:style-name="Preformatted_20_Text"/>
      <text:p text:style-name="Preformatted_20_Text"><text:tab/>PRIMARY KEY (uid),</text:p>
      <text:p text:style-name="Preformatted_20_Text"><text:tab/>KEY cn_iso_3 (tx_country_iso_3),</text:p>
      <text:p text:style-name="Preformatted_20_Text"><text:tab/>KEY tx_rate_uid (tx_rate_uid)</text:p>
      <text:p text:style-name="Preformatted_20_Text">);</text:p>
      <text:p text:style-name="Preformatted_20_Text"/>
      <text:h text:style-name="P14" text:outline-level="3">static_tax_rates</text:h>
      <text:p text:style-name="Preformatted_20_Text"/>
      <text:p text:style-name="Preformatted_20_Text">CREATE TABLE static_tax_rates (</text:p>
      <text:p text:style-name="Preformatted_20_Text"><text:tab/>uid int(11) unsigned auto_increment,</text:p>
      <text:p text:style-name="Preformatted_20_Text"><text:tab/>pid int(11) unsigned DEFAULT '0',</text:p>
      <text:p text:style-name="Preformatted_20_Text"><text:tab/>starttime int(11) unsigned DEFAULT '0',</text:p>
      <text:p text:style-name="Preformatted_20_Text"><text:tab/>endtime int(11) unsigned DEFAULT '0',</text:p>
      <text:p text:style-name="Preformatted_20_Text"><text:tab/>tx_rate decimal(19,2) DEFAULT '0.00' NOT NULL,</text:p>
      <text:p text:style-name="Preformatted_20_Text"><text:tab/>tx_country_iso_3 char(3) DEFAULT '' NOT NULL,</text:p>
      <text:p text:style-name="Preformatted_20_Text"/>
      <text:p text:style-name="Preformatted_20_Text"><text:tab/>PRIMARY KEY (uid),</text:p>
      <text:p text:style-name="Preformatted_20_Text"><text:tab/>KEY cn_iso_3 (tx_country_iso_3)</text:p>
      <text:p text:style-name="Preformatted_20_Text">);</text:p>
      <text:h text:style-name="Heading_20_2" text:outline-level="2">Frontend API</text:h>
      <text:p text:style-name="Text_20_body">Class tx_staticinfotables_pi1 may be used in any Frontend Typo3 extension. </text:p>
      <text:p text:style-name="Text_20_body">Some default values may be configured using the TS template constant editor. See the Configuration section.</text:p>
      <text:h text:style-name="Heading_20_3" text:outline-level="3">Class inclusion</text:h>
      <text:p text:style-name="Text_20_body">Use the following statement to include it in your script:</text:p>
      <text:p text:style-name="Preformatted_20_Text">require_once(t3lib_extMgm::extPath('static_info_tables_taxes').'class.tx_staticinfotablestaxes_div.php');</text:p>
      <text:h text:style-name="Heading_20_3" text:outline-level="3">Class initialization</text:h>
      <text:p text:style-name="Text_20_body">This is not possible. It is a library class which does not get instantiated.</text:p>
      <text:h text:style-name="Heading_20_3" text:outline-level="3">Applying consumer taxes</text:h>
      <text:p text:style-name="Text_20_body">The following statement will return an array of taxes applicable to a sale of a specified amount to a final consumer while taking into account import-export and internal market rules (EU and Canada).</text:p>
      <text:p text:style-name="Preformatted_20_Text">$appliedTaxesArray = tx_staticinfotablestaxes_div::applyConsumerTaxes($staticInfoObj, $amount, $taxClass, $shopCountryCode, $shopCountrySubdivisionCode, $buyerCountryCode, $buyerCountrySubdivisionCode, $EUThreshold) ;</text:p>
      <text:p text:style-name="Preformatted_20_Text"><text:soft-page-break/></text:p>
      <text:p text:style-name="P6">where $taxClass takes values 0 – Non-taxable, 1 - Taxable goods, or 2 – Taxable services or reduced taxable good and where setting $EUThreshold indicates that the shop has sales to the buyer's country beyond the regulatory threshold (meaningful only within EU internal market).</text:p>
      <text:p text:style-name="P6">The returned array will be an array of 4-tuples of applied taxes: ('tx_name', 'tx_rate', 'tx_amount', 'tx_priority').</text:p>
      <text:h text:style-name="Heading_20_1" text:outline-level="1">Configuration</text:h>
      <text:h text:style-name="Heading_20_2" text:outline-level="2">Installation</text:h>
      <text:h text:style-name="P21" text:outline-level="2"/>
      <text:h text:style-name="P15" text:outline-level="3">TYPO3 6.2</text:h>
      <text:p text:style-name="P6">The <text:span text:style-name="T7">Due to bug #60748 you must install the extension static info tables taxes manually. Open a SQL tool like phpMyAdmin and import the script file ext_tables_static+adt.sql manually. This will remove all tables before inserting the new values</text:span>.</text:p>
      <text:h text:style-name="Heading_20_3" text:outline-level="3">Language Packs</text:h>
      <text:p text:style-name="P6">The current version of the static tables do not include any other language labels than English. Other languages are provided by extra extensions and extend the current entries.</text:p>
      <text:h text:style-name="Heading_20_3" text:outline-level="3">Character encoding</text:h>
      <text:p text:style-name="Text_20_body">The tables are encoded with UTF-8. This means that if you use another encoding in your installation you have to convert the encoding.</text:p>
      <text:h text:style-name="Heading_20_2" text:outline-level="2">Frontend Configuration</text:h>
      <text:h text:style-name="Heading_20_3" text:outline-level="3">Static Template</text:h>
      <text:p text:style-name="Text_20_body">When the frontend API is used, <text:span text:style-name="T5">the </text:span>static template “<text:span text:style-name="T4">Static Info Tables Taxes</text:span>” <text:span text:style-name="T5">can</text:span> be included in the TS template being used.</text:p>
      <text:h text:style-name="Heading_20_3" text:outline-level="3">TypoScript Reference</text:h>
      <text:p text:style-name="P7">Use the Constant Editor template tool to set these properties used by frontend API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Property:</text:p>
            </table:table-cell>
            <table:table-cell table:style-name="Tableau1.B1" office:value-type="string">
              <text:p text:style-name="Table_20_Heading">Data type:</text:p>
            </table:table-cell>
            <table:table-cell table:style-name="Tableau1.A1" office:value-type="string">
              <text:p text:style-name="Table_20_Heading">Description:</text:p>
            </table:table-cell>
            <table:table-cell table:style-name="Tableau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au1.A2" office:value-type="string">
            <text:p text:style-name="Table_20_Contents">xxx</text:p>
          </table:table-cell>
          <table:table-cell table:style-name="Tableau1.B2" office:value-type="string">
            <text:p text:style-name="Table_20_Contents">string</text:p>
          </table:table-cell>
          <table:table-cell table:style-name="Tableau1.C2" office:value-type="string">
            <text:p text:style-name="Table_20_Contents">nothing yet</text:p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able_20_Contents"/>
      <text:h text:style-name="P16" text:outline-level="3"/>
      <text:h text:style-name="Heading_20_1" text:outline-level="1">Change Log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Version:</text:p>
            </table:table-cell>
            <table:table-cell table:style-name="Tableau2.B1" office:value-type="string">
              <text:p text:style-name="Table_20_Heading">Changes:</text:p>
            </table:table-cell>
          </table:table-row>
        </table:table-header-rows>
        <table:table-row>
          <table:table-cell table:style-name="Tableau2.A2" office:value-type="string">
            <text:p text:style-name="P8">0.2.1</text:p>
          </table:table-cell>
          <table:table-cell table:style-name="Tableau2.B2" office:value-type="string">
            <text:p text:style-name="Table_20_Contents">Restructuring of the TCE display. Add a country ISO3 code to the tax rates table.</text:p>
          </table:table-cell>
        </table:table-row>
        <table:table-row>
          <table:table-cell table:style-name="Tableau2.A2" office:value-type="string">
            <text:p text:style-name="P8">0.2.0</text:p>
          </table:table-cell>
          <table:table-cell table:style-name="Tableau2.B2" office:value-type="string">
            <text:p text:style-name="Table_20_Contents">works under TYPO3 6.2</text:p>
          </table:table-cell>
        </table:table-row>
        <table:table-row>
          <table:table-cell table:style-name="Tableau2.A2" office:value-type="string">
            <text:p text:style-name="P8">0.0.1</text:p>
          </table:table-cell>
          <table:table-cell table:style-name="Tableau2.B2" office:value-type="string">
            <text:p text:style-name="Table_20_Contents">Taken from static_info_tables 2.0.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Arial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loext:graphic-properties draw:fill="none" draw:fill-color="#99ccff"/>
      <style:paragraph-properties fo:margin-top="2cm" fo:margin-bottom="1cm" loext:contextual-spacing="false" fo:text-align="center" style:justify-single-word="false" fo:break-before="page" fo:background-color="transparent">
        <style:tab-stops/>
      </style:paragraph-properties>
      <style:text-properties fo:color="#666666" style:font-name="Arial Narrow" fo:font-family="'Arial Narrow'" style:font-style-name="Bold" style:font-family-generic="swiss" style:font-pitch="variable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9cm" fo:margin-bottom="0cm" loext:contextual-spacing="false" fo:text-align="start" style:justify-single-word="false" fo:keep-with-next="always"/>
      <style:text-properties fo:color="#666666" style:font-name="Arial Narrow" fo:font-family="'Arial Narrow'" style:font-style-name="Bold" style:font-family-generic="swiss" style:font-pitch="variable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4cm" fo:margin-bottom="0cm" loext:contextual-spacing="false" fo:text-align="start" style:justify-single-word="false" fo:keep-with-next="always"/>
      <style:text-properties fo:color="#4c4c4c" style:font-name="Arial Narrow" fo:font-family="'Arial Narrow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>
      <style:paragraph-properties fo:text-align="start" style:justify-single-word="false"/>
      <style:text-properties fo:color="#333366" style:font-name="Arial1" fo:font-family="Arial" style:font-style-name="Bold" style:font-family-generic="swiss" style:font-pitch="variabl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>
      <style:paragraph-properties fo:text-align="start" style:justify-single-word="false"/>
      <style:text-properties fo:color="#b84747" style:font-name="Arial1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Arial Narrow" fo:font-family="'Arial Narrow'" style:font-style-name="Bold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color="#000000" style:font-name="Arial Narrow" fo:font-family="'Arial Narrow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Arial1" fo:font-family="Arial" style:font-style-name="Bold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Arial1" fo:font-family="Arial" style:font-style-name="Bold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Arial" fo:font-family="Arial" style:font-style-name="Regular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umberland" fo:font-family="Cumberland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weight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99%" style:mirror="none" fo:clip="rect(0cm, 0cm, 0cm, 0cm)" draw:luminance="0%" draw:contrast="0%" draw:red="0%" draw:green="0%" draw:blue="0%" draw:gamma="100%" draw:color-inversion="false" draw:image-opacity="99%" draw:color-mode="standard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aphic1" text:anchor-type="paragraph" svg:x="0.028cm" svg:width="2.708cm" svg:height="0.854cm" draw:z-index="5"><draw:image xlink:href="Pictures/10000000000000A400000034F941CE7B45C0DB63.png" xlink:type="simple" xlink:show="embed" xlink:actuate="onLoad" loext:mime-type="image/png"/></draw:frame><text:title>EXT: Static Taxes</text:title><text:s/>- <text:page-number text:select-page="current">2</text:page-number></text:p>
        <text:p text:style-name="MP2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EXT: Static Taxes</dc:title>
    <meta:initial-creator>Kasper Skårhøj</meta:initial-creator>
    <meta:creation-date>2002-11-01T00:32:00</meta:creation-date>
    <dc:date>2019-12-20T18:17:16.529016617</dc:date>
    <meta:printed-by>Kasper Skårhøj</meta:printed-by>
    <meta:print-date>2002-12-11T11:38:18</meta:print-date>
    <dc:language>en-US</dc:language>
    <meta:editing-cycles>405</meta:editing-cycles>
    <meta:editing-duration>P3DT10H23M26S</meta:editing-duration>
    <meta:document-statistic meta:table-count="2" meta:image-count="1" meta:object-count="0" meta:page-count="6" meta:paragraph-count="121" meta:word-count="665" meta:character-count="4975" meta:non-whitespace-character-count="4402"/>
    <meta:user-defined meta:name="Email">franz@ttproducts.de</meta:user-defined>
    <meta:user-defined meta:name="Info 2">Franz Holzinger</meta:user-defined>
    <meta:user-defined meta:name="Info 3"/>
    <meta:user-defined meta:name="Info 4"/>
  </office:meta>
</office:document-meta>
</file>